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7b14"/>
    </style:style>
    <style:style style:name="P2" style:family="paragraph" style:parent-style-name="Standard">
      <style:text-properties style:font-name="Liberation Sans" fo:font-weight="normal" officeooo:rsid="00186ced" officeooo:paragraph-rsid="001f7b14" style:font-weight-asian="normal" style:font-weight-complex="normal"/>
    </style:style>
    <style:style style:name="P3" style:family="paragraph" style:parent-style-name="Standard" style:list-style-name="L1">
      <style:text-properties style:font-name="Liberation Sans" fo:font-weight="normal" officeooo:rsid="001f7b14" officeooo:paragraph-rsid="001f7b14" style:font-weight-asian="normal" style:font-weight-complex="normal"/>
    </style:style>
    <style:style style:name="P4" style:family="paragraph" style:parent-style-name="Standard" style:list-style-name="L1">
      <style:text-properties style:font-name="Liberation Sans" fo:font-weight="normal" officeooo:rsid="0020e9a5" officeooo:paragraph-rsid="0020e9a5" style:font-weight-asian="normal" style:font-weight-complex="normal"/>
    </style:style>
    <style:style style:name="P5" style:family="paragraph" style:parent-style-name="Standard" style:list-style-name="L1">
      <style:text-properties style:font-name="Liberation Sans" fo:font-weight="normal" officeooo:rsid="00215806" officeooo:paragraph-rsid="00215806" style:font-weight-asian="normal" style:font-weight-complex="normal"/>
    </style:style>
    <style:style style:name="P6" style:family="paragraph" style:parent-style-name="Standard">
      <style:text-properties style:font-name="Liberation Sans" officeooo:rsid="00186ced" officeooo:paragraph-rsid="001f7b14"/>
    </style:style>
    <style:style style:name="P7" style:family="paragraph" style:parent-style-name="Standard">
      <style:text-properties officeooo:rsid="0015ce1b" officeooo:paragraph-rsid="001f7b14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officeooo:rsid="00186ced"/>
    </style:style>
    <style:style style:name="T3" style:family="text">
      <style:text-properties style:font-name="Liberation Sans" officeooo:rsid="001f7b14"/>
    </style:style>
    <style:style style:name="T4" style:family="text">
      <style:text-properties style:font-name="Liberation Sans" officeooo:rsid="0015161a"/>
    </style:style>
    <style:style style:name="T5" style:family="text">
      <style:text-properties style:font-name="Liberation Sans" officeooo:rsid="0016c1da"/>
    </style:style>
    <style:style style:name="T6" style:family="text">
      <style:text-properties style:font-name="Liberation Sans" fo:font-weight="bold" officeooo:rsid="00186ced" style:font-weight-asian="bold" style:font-weight-complex="bold"/>
    </style:style>
    <style:style style:name="T7" style:family="text">
      <style:text-properties style:font-name="Liberation Sans" fo:font-weight="bold" officeooo:rsid="001f7b14" style:font-weight-asian="bold" style:font-weight-complex="bold"/>
    </style:style>
    <style:style style:name="T8" style:family="text">
      <style:text-properties style:font-name="Liberation Sans" fo:font-weight="normal" officeooo:rsid="00186ced" style:font-weight-asian="normal" style:font-weight-complex="normal"/>
    </style:style>
    <style:style style:name="T9" style:family="text">
      <style:text-properties style:font-name="Liberation Sans" fo:font-weight="normal" officeooo:rsid="001f7b14" style:font-weight-asian="normal" style:font-weight-complex="normal"/>
    </style:style>
    <style:style style:name="T10" style:family="text">
      <style:text-properties officeooo:rsid="001f7b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15806"/>
    </style:style>
    <style:style style:name="T13" style:family="text">
      <style:text-properties officeooo:rsid="002279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purpose of Lab </text:span><text:span text:style-name="T3">4</text:span><text:span text:style-name="T1"> is to </text:span><text:span text:style-name="T3">apply arrays to make in-memory storage more usable.</text:span></text:p>
      <text:p text:style-name="P1"><text:span text:style-name="T3"/></text:p>
      <text:p text:style-name="P1"><text:span text:style-name="T4">T</text:span><text:span text:style-name="T2">inyTown </text:span><text:span text:style-name="T5">University </text:span><text:span text:style-name="T3">has asked for another tool for their faculty. This time they would like a gradebook application. The professor will enter an assignment title and 10 class grades. The class size will always be 10. The application will create a </text:span><text:span text:style-name="T7">new</text:span><text:span text:style-name="T9"> file with the title and all 10 grades. The application will also print the </text:span><text:span text:style-name="T7">max</text:span><text:span text:style-name="T9">, </text:span><text:span text:style-name="T7">min</text:span><text:span text:style-name="T9">, and </text:span><text:span text:style-name="T7">average</text:span><text:span text:style-name="T9"> grade for the assignment on the </text:span><text:span text:style-name="T7">console.</text:span><text:span text:style-name="T9"> </text:span></text:p>
      <text:p text:style-name="P6"/>
      <text:p text:style-name="P7"><text:span text:style-name="T4">T</text:span><text:span text:style-name="T2">o get started download your_lastName_lab</text:span><text:span text:style-name="T3">4</text:span><text:span text:style-name="T2">.cpp and open it with our IDE. Use </text:span><text:span text:style-name="T6">File→Save As </text:span><text:span text:style-name="T8">to replace "your_lastName" with your actual last name.</text:span></text:p>
      <text:p text:style-name="P2"/>
      <text:p text:style-name="P2"><text:span text:style-name="T10">Complete these steps:</text:span></text:p>
      <text:list xml:id="list4215736423" text:style-name="L1">
        <text:list-item>
          <text:p text:style-name="P3">Create a constant integer outside of the <text:span text:style-name="T11">main </text:span>function called CLASS_SIZE. Give this constant the value 10.</text:p>
        </text:list-item>
        <text:list-item>
          <text:p text:style-name="P4">Prompt the user to enter an <text:span text:style-name="T11">assignment title</text:span>. You will need to create an appropriate variable to hold this input.</text:p>
        </text:list-item>
        <text:list-item>
          <text:p text:style-name="P4">Create and open an <text:span text:style-name="T11">output filestream</text:span>. (not in append mode this time). Open or create a file with <text:span text:style-name="T12">a filename that is the assignment title with ".txt" added to the end. Refer to Lab 1 to see how to do this.</text:span></text:p>
        </text:list-item>
        <text:list-item>
          <text:p text:style-name="P5">Create an array of floating points values <text:span text:style-name="T13">whose size is</text:span> CLASS_<text:span text:style-name="T13">SIZE. This array will be used to hold the students’ grades, so name it appropriately.</text:span></text:p>
        </text:list-item>
        <text:list-item>
          <text:p text:style-name="P5">Create a for loop with the following conditions:</text:p>
          <text:list>
            <text:list-item>
              <text:p text:style-name="P5">Initialize an integer named <text:span text:style-name="T11">i </text:span>with the starting value 0.</text:p>
            </text:list-item>
            <text:list-item>
              <text:p text:style-name="P5">The loop should run while <text:span text:style-name="T11">i </text:span>is less than CLASS_SIZE.</text:p>
            </text:list-item>
            <text:list-item>
              <text:p text:style-name="P5">The loop should increase the value of <text:span text:style-name="T11">i </text:span>by one every loop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09-27T08:54:38.938793691</dc:date>
    <meta:editing-duration>PT5M59S</meta:editing-duration>
    <meta:editing-cycles>2</meta:editing-cycles>
    <meta:document-statistic meta:table-count="0" meta:image-count="0" meta:object-count="0" meta:page-count="1" meta:paragraph-count="12" meta:word-count="258" meta:character-count="1424" meta:non-whitespace-character-count="1185"/>
  </office:meta>
</office:document-meta>
</file>